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d99" officeooo:paragraph-rsid="001e0d99"/>
    </style:style>
    <style:style style:name="P2" style:family="paragraph" style:parent-style-name="Text_20_body">
      <style:text-properties officeooo:rsid="001e0d99" officeooo:paragraph-rsid="001e0d99"/>
    </style:style>
    <style:style style:name="P3" style:family="paragraph" style:parent-style-name="Text_20_body" style:list-style-name="L2">
      <style:text-properties officeooo:rsid="001e0d99" officeooo:paragraph-rsid="001e0d99"/>
    </style:style>
    <style:style style:name="P4" style:family="paragraph" style:parent-style-name="Text_20_body">
      <style:text-properties officeooo:paragraph-rsid="001e0d99"/>
    </style:style>
    <style:style style:name="P5" style:family="paragraph" style:parent-style-name="Text_20_body" style:list-style-name="L2">
      <style:text-properties officeooo:paragraph-rsid="001e0d99"/>
    </style:style>
    <style:style style:name="P6" style:family="paragraph" style:parent-style-name="Text_20_body" style:list-style-name="L2">
      <style:text-properties officeooo:paragraph-rsid="001f194f"/>
    </style:style>
    <style:style style:name="P7" style:family="paragraph" style:parent-style-name="Text_20_body">
      <style:text-properties officeooo:paragraph-rsid="001f194f"/>
    </style:style>
    <style:style style:name="P8" style:family="paragraph" style:parent-style-name="Text_20_body" style:list-style-name="L3">
      <style:text-properties officeooo:rsid="001f194f" officeooo:paragraph-rsid="001f194f"/>
    </style:style>
    <style:style style:name="P9" style:family="paragraph" style:parent-style-name="Text_20_body">
      <style:text-properties officeooo:rsid="001f194f" officeooo:paragraph-rsid="001f194f"/>
    </style:style>
    <style:style style:name="P10" style:family="paragraph" style:parent-style-name="Heading_20_1">
      <style:text-properties officeooo:paragraph-rsid="001f194f"/>
    </style:style>
    <style:style style:name="P11" style:family="paragraph" style:parent-style-name="Heading_20_3">
      <style:text-properties officeooo:paragraph-rsid="001f194f"/>
    </style:style>
    <style:style style:name="P12" style:family="paragraph" style:parent-style-name="Heading_20_2">
      <style:text-properties officeooo:rsid="001e0d99" officeooo:paragraph-rsid="001e0d99"/>
    </style:style>
    <style:style style:name="T1" style:family="text">
      <style:text-properties officeooo:rsid="001e0d99"/>
    </style:style>
    <style:style style:name="T2" style:family="text">
      <style:text-properties officeooo:rsid="001f19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ass : Note<text:span text:style-name="T1">s</text:span>M<text:span text:style-name="T1">anager</text:span></text:h>
      <text:h text:style-name="P12" text:outline-level="2">Attribut :</text:h>
      <text:p text:style-name="P2">Notes : tableau contenant des listes doublement chainés de pointeur de notes. Chaque liste doublement chainée correspond à une note et ses versions antérieur propres.</text:p>
      <text:h text:style-name="Heading_20_2" text:outline-level="2">Fct° :</text:h>
      <text:p text:style-name="P2">GetNote():Permet d’accéder à une note, voir à ses versions antérieur en lecture SEUL</text:p>
      <text:p text:style-name="P2">Save() : Doit sauvegarder une note en la reliant à ses précédente versions</text:p>
      <text:p text:style-name="P4"><text:span text:style-name="T1">Edit(note&amp;) : Permet de modifier une note :</text:span></text:p>
      <text:list xml:id="list3232989027624183017" text:style-name="L2">
        <text:list-item>
          <text:p text:style-name="P3">créer une copie de la note (même id ? ), même relation …</text:p>
        </text:list-item>
        <text:list-item>
          <text:p text:style-name="P3">supp toutes les relations de la note (même les réfs ? ) </text:p>
        </text:list-item>
        <text:list-item>
          <text:p text:style-name="P5"><text:span text:style-name="T1">doit appeler la fct save() sur l’ancienne note</text:span></text:p>
        </text:list-item>
        <text:list-item>
          <text:p text:style-name="P6"><text:span text:style-name="T1">maintenant on peut editer la note acuelle</text:span></text:p>
        </text:list-item>
      </text:list>
      <text:p text:style-name="P7"><text:span text:style-name="T2">Delete() : doit supprimer une note et toutes ses versions <text:tab/>:</text:span></text:p>
      <text:list xml:id="list698123082605891489" text:style-name="L3">
        <text:list-item>
          <text:p text:style-name="P8">si elle est référencé la placé en archive</text:p>
        </text:list-item>
        <text:list-item>
          <text:p text:style-name="P8">sinon placé en corbeille</text:p>
        </text:list-item>
      </text:list>
      <text:h text:style-name="P10" text:outline-level="1"><text:span text:style-name="T2">Class : Archive </text:span></text:h>
      <text:h text:style-name="Heading_20_3" text:outline-level="3">Argument :</text:h>
      <text:p text:style-name="P9">Organisé les donné par des ensembles définit par les référence entre eux : </text:p>
      <text:p text:style-name="P9">ex : [ (a→b→c ) ; (d→e) ]</text:p>
      <text:h text:style-name="Heading_20_3" text:outline-level="3">Fct° :</text:h>
      <text:p text:style-name="P9">delete() : doit vérifier que la note à supp n’est plus référence par un elt extérieure de l’ Archive, si oui proposer de supprimer l’ensemble </text:p>
      <text:p text:style-name="P9">Restaurer() :</text:p>
      <text:h text:style-name="P10" text:outline-level="1"><text:span text:style-name="T2">Class : note </text:span></text:h>
      <text:h text:style-name="P11" text:outline-level="3"><text:span text:style-name="T2">Fct°</text:span>:</text:h>
      <text:p text:style-name="P9">check_Ref() : quand on à éditer un champ il faut vérifier si il y a la mention ref{id} …</text:p>
      <text:p text:style-name="P9">si oui créer une référence</text:p>
      <text:h text:style-name="P10" text:outline-level="1"><text:soft-page-break/><text:span text:style-name="T2">Class : Référence </text:span></text:h>
      <text:h text:style-name="P11" text:outline-level="3"><text:span text:style-name="T2">Fct°</text:span>: </text:h>
      <text:p text:style-name="P9">Delete() : quand est ce le cas ?</text:p>
      <text:p text:style-name="P9"/>
      <text:p text:style-name="P9"/>
      <text:p text:style-name="P9"/>
      <text:p text:style-name="P2"/>
      <text:p text:style-name="P2"><text:s/></text:p>
      <text:h text:style-name="Heading_20_1" text:outline-level="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8:23:50.348787680</meta:creation-date>
    <dc:date>2017-04-09T18:48:11.922688357</dc:date>
    <meta:editing-duration>PT2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230" meta:character-count="1209" meta:non-whitespace-character-count="1004"/>
  </office:meta>
</office:document-meta>
</file>